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156.1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ed1c24"/>
      <style:text-properties fo:color="#000000"/>
    </style:style>
    <style:style style:name="ce25" style:family="table-cell" style:parent-style-name="Default">
      <style:table-cell-properties fo:background-color="#ed1c24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22" office:value-type="string" calcext:value-type="string">
            <text:p>SOFT</text:p>
          </table:table-cell>
          <table:table-cell table:style-name="ce2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ce22" office:value-type="string" calcext:value-type="string">
            <text:p>HARD w/ soft loop full unroll</text:p>
          </table:table-cell>
          <table:table-cell table:style-name="ce22" office:value-type="string" calcext:value-type="string">
            <text:p>HARD w/ soft loop unroll = 8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6" calcext:value-type="float">
            <text:p>19936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67950693374422" calcext:value-type="float">
            <text:p>7.67950693374422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3188" calcext:value-type="float">
            <text:p>3188</text:p>
          </table:table-cell>
          <table:table-cell table:formula="of:=[.C2]/[.G2]" office:value-type="float" office:value="7.60916030534351" calcext:value-type="float">
            <text:p>7.60916030534351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383" calcext:value-type="float">
            <text:p>30383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6570060483871" calcext:value-type="float">
            <text:p>7.6570060483871</text:p>
          </table:table-cell>
          <table:table-cell/>
          <table:table-cell office:value-type="float" office:value="3981" calcext:value-type="float">
            <text:p>3981</text:p>
          </table:table-cell>
          <table:table-cell office:value-type="float" office:value="4924" calcext:value-type="float">
            <text:p>4924</text:p>
          </table:table-cell>
          <table:table-cell table:formula="of:=[.C3]/[.G3]" office:value-type="float" office:value="7.63200200954534" calcext:value-type="float">
            <text:p>7.63200200954534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3592212567116" calcext:value-type="float">
            <text:p>11.3592212567116</text:p>
          </table:table-cell>
          <table:table-cell/>
          <table:table-cell office:value-type="float" office:value="152426" calcext:value-type="float">
            <text:p>152426</text:p>
          </table:table-cell>
          <table:table-cell office:value-type="float" office:value="153922" calcext:value-type="float">
            <text:p>153922</text:p>
          </table:table-cell>
          <table:table-cell table:formula="of:=[.C4]/[.G4]" office:value-type="float" office:value="9.20215711230368" calcext:value-type="float">
            <text:p>9.20215711230368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8482" calcext:value-type="float">
            <text:p>13798482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58296884481949" calcext:value-type="float">
            <text:p>6.58296884481949</text:p>
          </table:table-cell>
          <table:table-cell/>
          <table:table-cell office:value-type="float" office:value="2127213" calcext:value-type="float">
            <text:p>2127213</text:p>
          </table:table-cell>
          <table:table-cell office:value-type="float" office:value="2503698" calcext:value-type="float">
            <text:p>2503698</text:p>
          </table:table-cell>
          <table:table-cell table:formula="of:=[.C6]/[.G6]" office:value-type="float" office:value="6.48664802255345" calcext:value-type="float">
            <text:p>6.4866480225534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702708" calcext:value-type="float">
            <text:p>14702708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86376619054645" calcext:value-type="float">
            <text:p>4.86376619054645</text:p>
          </table:table-cell>
          <table:table-cell/>
          <table:table-cell office:value-type="float" office:value="3057252" calcext:value-type="float">
            <text:p>3057252</text:p>
          </table:table-cell>
          <table:table-cell office:value-type="float" office:value="3430516" calcext:value-type="float">
            <text:p>3430516</text:p>
          </table:table-cell>
          <table:table-cell table:formula="of:=[.C7]/[.G7]" office:value-type="float" office:value="4.80912531907739" calcext:value-type="float">
            <text:p>4.80912531907739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1421" calcext:value-type="float">
            <text:p>41781421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7.09642469893024" calcext:value-type="float">
            <text:p>7.09642469893024</text:p>
          </table:table-cell>
          <table:table-cell/>
          <table:table-cell office:value-type="float" office:value="5997974" calcext:value-type="float">
            <text:p>5997974</text:p>
          </table:table-cell>
          <table:table-cell office:value-type="float" office:value="7161083" calcext:value-type="float">
            <text:p>7161083</text:p>
          </table:table-cell>
          <table:table-cell table:formula="of:=[.C8]/[.G8]" office:value-type="float" office:value="6.96592232643889" calcext:value-type="float">
            <text:p>6.96592232643889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8394" calcext:value-type="float">
            <text:p>13748394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65029487224138" calcext:value-type="float">
            <text:p>6.65029487224138</text:p>
          </table:table-cell>
          <table:table-cell/>
          <table:table-cell office:value-type="float" office:value="2098472" calcext:value-type="float">
            <text:p>2098472</text:p>
          </table:table-cell>
          <table:table-cell office:value-type="float" office:value="2474946" calcext:value-type="float">
            <text:p>2474946</text:p>
          </table:table-cell>
          <table:table-cell table:formula="of:=[.C10]/[.G10]" office:value-type="float" office:value="6.55162137021604" calcext:value-type="float">
            <text:p>6.55162137021604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8059" calcext:value-type="float">
            <text:p>37628059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33015469119035" calcext:value-type="float">
            <text:p>7.33015469119035</text:p>
          </table:table-cell>
          <table:table-cell/>
          <table:table-cell office:value-type="float" office:value="5254506" calcext:value-type="float">
            <text:p>5254506</text:p>
          </table:table-cell>
          <table:table-cell office:value-type="float" office:value="6266789" calcext:value-type="float">
            <text:p>6266789</text:p>
          </table:table-cell>
          <table:table-cell table:formula="of:=[.C11]/[.G11]" office:value-type="float" office:value="7.16110306087766" calcext:value-type="float">
            <text:p>7.16110306087766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803" calcext:value-type="float">
            <text:p>13730803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64317082788033" calcext:value-type="float">
            <text:p>6.64317082788033</text:p>
          </table:table-cell>
          <table:table-cell/>
          <table:table-cell office:value-type="float" office:value="2098072" calcext:value-type="float">
            <text:p>2098072</text:p>
          </table:table-cell>
          <table:table-cell office:value-type="float" office:value="2474515" calcext:value-type="float">
            <text:p>2474515</text:p>
          </table:table-cell>
          <table:table-cell table:formula="of:=[.C13]/[.G13]" office:value-type="float" office:value="6.54448608055396" calcext:value-type="float">
            <text:p>6.5444860805539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48564" calcext:value-type="float">
            <text:p>34748564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7.1300239763376" calcext:value-type="float">
            <text:p>7.1300239763376</text:p>
          </table:table-cell>
          <table:table-cell/>
          <table:table-cell office:value-type="float" office:value="4906670" calcext:value-type="float">
            <text:p>4906670</text:p>
          </table:table-cell>
          <table:table-cell office:value-type="float" office:value="5941825" calcext:value-type="float">
            <text:p>5941825</text:p>
          </table:table-cell>
          <table:table-cell table:formula="of:=[.C14]/[.G14]" office:value-type="float" office:value="7.08190361283722" calcext:value-type="float">
            <text:p>7.08190361283722</text:p>
          </table:table-cell>
        </table:table-row>
        <table:table-row table:style-name="ro1">
          <table:covered-table-cell/>
          <table:table-cell table:number-columns-repeated="7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079" calcext:value-type="float">
            <text:p>1709079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25646534338181" calcext:value-type="float">
            <text:p>7.25646534338181</text:p>
          </table:table-cell>
          <table:table-cell/>
          <table:table-cell office:value-type="float" office:value="237065" calcext:value-type="float">
            <text:p>237065</text:p>
          </table:table-cell>
          <table:table-cell office:value-type="float" office:value="288135" calcext:value-type="float">
            <text:p>288135</text:p>
          </table:table-cell>
          <table:table-cell table:formula="of:=[.C16]/[.G16]" office:value-type="float" office:value="7.20932655600785" calcext:value-type="float">
            <text:p>7.20932655600785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548" calcext:value-type="float">
            <text:p>2430548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33462490192528" calcext:value-type="float">
            <text:p>7.33462490192528</text:p>
          </table:table-cell>
          <table:table-cell/>
          <table:table-cell office:value-type="float" office:value="332260" calcext:value-type="float">
            <text:p>332260</text:p>
          </table:table-cell>
          <table:table-cell office:value-type="float" office:value="407860" calcext:value-type="float">
            <text:p>407860</text:p>
          </table:table-cell>
          <table:table-cell table:formula="of:=[.C17]/[.G17]" office:value-type="float" office:value="7.3151989405887" calcext:value-type="float">
            <text:p>7.3151989405887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684" calcext:value-type="float">
            <text:p>7074684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7.18485659096587" calcext:value-type="float">
            <text:p>7.18485659096587</text:p>
          </table:table-cell>
          <table:table-cell/>
          <table:table-cell office:value-type="float" office:value="989305" calcext:value-type="float">
            <text:p>989305</text:p>
          </table:table-cell>
          <table:table-cell office:value-type="float" office:value="1214896" calcext:value-type="float">
            <text:p>1214896</text:p>
          </table:table-cell>
          <table:table-cell table:formula="of:=[.C18]/[.G18]" office:value-type="float" office:value="7.15116571734703" calcext:value-type="float">
            <text:p>7.15116571734703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530" calcext:value-type="float">
            <text:p>10540530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97113012606926" calcext:value-type="float">
            <text:p>6.97113012606926</text:p>
          </table:table-cell>
          <table:table-cell/>
          <table:table-cell office:value-type="float" office:value="1519036" calcext:value-type="float">
            <text:p>1519036</text:p>
          </table:table-cell>
          <table:table-cell office:value-type="float" office:value="1873986" calcext:value-type="float">
            <text:p>1873986</text:p>
          </table:table-cell>
          <table:table-cell table:formula="of:=[.C19]/[.G19]" office:value-type="float" office:value="6.93895997198223" calcext:value-type="float">
            <text:p>6.93895997198223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452" calcext:value-type="float">
            <text:p>1405452</text:p>
          </table:table-cell>
          <table:table-cell table:formula="of:=[.C20]/[.D20]" office:value-type="float" office:value="1" calcext:value-type="float">
            <text:p>1</text:p>
          </table:table-cell>
          <table:table-cell/>
          <table:table-cell office:value-type="float" office:value="1405151" calcext:value-type="float">
            <text:p>1405151</text:p>
          </table:table-cell>
          <table:table-cell office:value-type="float" office:value="1405452" calcext:value-type="float">
            <text:p>1405452</text:p>
          </table:table-cell>
          <table:table-cell table:formula="of:=[.C20]/[.G20]" office:value-type="float" office:value="1.00021421185339" calcext:value-type="float">
            <text:p>1.00021421185339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D21]" office:value-type="float" office:value="1" calcext:value-type="float">
            <text:p>1</text:p>
          </table:table-cell>
          <table:table-cell/>
          <table:table-cell table:number-columns-repeated="2"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259" calcext:value-type="float">
            <text:p>4456259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7.04287432455712" calcext:value-type="float">
            <text:p>7.04287432455712</text:p>
          </table:table-cell>
          <table:table-cell/>
          <table:table-cell office:value-type="float" office:value="635112" calcext:value-type="float">
            <text:p>635112</text:p>
          </table:table-cell>
          <table:table-cell office:value-type="float" office:value="779983" calcext:value-type="float">
            <text:p>779983</text:p>
          </table:table-cell>
          <table:table-cell table:formula="of:=[.C22]/[.G22]" office:value-type="float" office:value="7.0164931539634" calcext:value-type="float">
            <text:p>7.0164931539634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691" calcext:value-type="float">
            <text:p>8691</text:p>
          </table:table-cell>
          <table:table-cell table:formula="of:=[.C23]/[.D23]" office:value-type="float" office:value="1" calcext:value-type="float">
            <text:p>1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8691" calcext:value-type="float">
            <text:p>8691</text:p>
          </table:table-cell>
          <table:table-cell table:formula="of:=[.C23]/[.G23]" office:value-type="float" office:value="1.01875512835541" calcext:value-type="float">
            <text:p>1.0187551283554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6704" calcext:value-type="float">
            <text:p>32796704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7.11300116183465" calcext:value-type="float">
            <text:p>7.11300116183465</text:p>
          </table:table-cell>
          <table:table-cell/>
          <table:table-cell office:value-type="float" office:value="4656745" calcext:value-type="float">
            <text:p>4656745</text:p>
          </table:table-cell>
          <table:table-cell office:value-type="float" office:value="5619787" calcext:value-type="float">
            <text:p>5619787</text:p>
          </table:table-cell>
          <table:table-cell table:formula="of:=[.C24]/[.G24]" office:value-type="float" office:value="7.04283872103798" calcext:value-type="float">
            <text:p>7.04283872103798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48405" calcext:value-type="float">
            <text:p>34748405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7.13203867035456" calcext:value-type="float">
            <text:p>7.13203867035456</text:p>
          </table:table-cell>
          <table:table-cell/>
          <table:table-cell office:value-type="float" office:value="4919522" calcext:value-type="float">
            <text:p>4919522</text:p>
          </table:table-cell>
          <table:table-cell office:value-type="float" office:value="5940426" calcext:value-type="float">
            <text:p>5940426</text:p>
          </table:table-cell>
          <table:table-cell table:formula="of:=[.C25]/[.G25]" office:value-type="float" office:value="7.0633701810867" calcext:value-type="float">
            <text:p>7.0633701810867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table:number-columns-repeated="2" office:value-type="float" office:value="2102430" calcext:value-type="float">
            <text:p>2102430</text:p>
          </table:table-cell>
          <table:table-cell table:formula="of:=[.C26]/[.D26]" office:value-type="float" office:value="1" calcext:value-type="float">
            <text:p>1</text:p>
          </table:table-cell>
          <table:table-cell/>
          <table:table-cell office:value-type="float" office:value="2102390" calcext:value-type="float">
            <text:p>2102390</text:p>
          </table:table-cell>
          <table:table-cell office:value-type="float" office:value="2102430" calcext:value-type="float">
            <text:p>2102430</text:p>
          </table:table-cell>
          <table:table-cell table:formula="of:=[.C26]/[.G26]" office:value-type="float" office:value="1.00001902596569" calcext:value-type="float">
            <text:p>1.00001902596569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  <table:table-cell/>
          <table:table-cell office:value-type="float" office:value="389535" calcext:value-type="float">
            <text:p>389535</text:p>
          </table:table-cell>
          <table:table-cell office:value-type="float" office:value="389536" calcext:value-type="float">
            <text:p>389536</text:p>
          </table:table-cell>
          <table:table-cell table:formula="of:=[.C27]/[.G27]" office:value-type="float" office:value="1.00000256716341" calcext:value-type="float">
            <text:p>1.0000025671634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  <table:table-cell/>
          <table:table-cell office:value-type="float" office:value="6513" calcext:value-type="float">
            <text:p>6513</text:p>
          </table:table-cell>
          <table:table-cell office:value-type="float" office:value="6634" calcext:value-type="float">
            <text:p>6634</text:p>
          </table:table-cell>
          <table:table-cell table:formula="of:=[.C28]/[.G28]" office:value-type="float" office:value="1.01857822815907" calcext:value-type="float">
            <text:p>1.01857822815907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8303" calcext:value-type="float">
            <text:p>13758303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65811216334518" calcext:value-type="float">
            <text:p>6.65811216334518</text:p>
          </table:table-cell>
          <table:table-cell/>
          <table:table-cell office:value-type="float" office:value="2099801" calcext:value-type="float">
            <text:p>2099801</text:p>
          </table:table-cell>
          <table:table-cell office:value-type="float" office:value="2474007" calcext:value-type="float">
            <text:p>2474007</text:p>
          </table:table-cell>
          <table:table-cell table:formula="of:=[.C29]/[.G29]" office:value-type="float" office:value="6.5521937555035" calcext:value-type="float">
            <text:p>6.5521937555035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7125" calcext:value-type="float">
            <text:p>38997125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9314741275208" calcext:value-type="float">
            <text:p>6.9314741275208</text:p>
          </table:table-cell>
          <table:table-cell/>
          <table:table-cell office:value-type="float" office:value="5675850" calcext:value-type="float">
            <text:p>5675850</text:p>
          </table:table-cell>
          <table:table-cell office:value-type="float" office:value="6842914" calcext:value-type="float">
            <text:p>6842914</text:p>
          </table:table-cell>
          <table:table-cell table:formula="of:=[.C30]/[.G30]" office:value-type="float" office:value="6.87071099482897" calcext:value-type="float">
            <text:p>6.87071099482897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6590362" calcext:value-type="float">
            <text:p>156590362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6657201016701" calcext:value-type="float">
            <text:p>13.6657201016701</text:p>
          </table:table-cell>
          <table:table-cell/>
          <table:table-cell office:value-type="float" office:value="11603060" calcext:value-type="float">
            <text:p>11603060</text:p>
          </table:table-cell>
          <table:table-cell office:value-type="float" office:value="14086291" calcext:value-type="float">
            <text:p>14086291</text:p>
          </table:table-cell>
          <table:table-cell table:formula="of:=[.C33]/[.G33]" office:value-type="float" office:value="13.4956090893264" calcext:value-type="float">
            <text:p>13.4956090893264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6670599" calcext:value-type="float">
            <text:p>1566705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3.0838062732214" calcext:value-type="float">
            <text:p>13.0838062732214</text:p>
          </table:table-cell>
          <table:table-cell/>
          <table:table-cell office:value-type="float" office:value="12118577" calcext:value-type="float">
            <text:p>12118577</text:p>
          </table:table-cell>
          <table:table-cell office:value-type="float" office:value="14602056" calcext:value-type="float">
            <text:p>14602056</text:p>
          </table:table-cell>
          <table:table-cell table:formula="of:=[.C34]/[.G34]" office:value-type="float" office:value="12.9281349617203" calcext:value-type="float">
            <text:p>12.9281349617203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12915695" calcext:value-type="float">
            <text:p>312915695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5747543836687" calcext:value-type="float">
            <text:p>13.5747543836687</text:p>
          </table:table-cell>
          <table:table-cell/>
          <table:table-cell office:value-type="float" office:value="23341102" calcext:value-type="float">
            <text:p>23341102</text:p>
          </table:table-cell>
          <table:table-cell office:value-type="float" office:value="28328820" calcext:value-type="float">
            <text:p>28328820</text:p>
          </table:table-cell>
          <table:table-cell table:formula="of:=[.C35]/[.G35]" office:value-type="float" office:value="13.4062091412822" calcext:value-type="float">
            <text:p>13.4062091412822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9706337" calcext:value-type="float">
            <text:p>139706337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3766345585675" calcext:value-type="float">
            <text:p>12.3766345585675</text:p>
          </table:table-cell>
          <table:table-cell/>
          <table:table-cell office:value-type="float" office:value="11425067" calcext:value-type="float">
            <text:p>11425067</text:p>
          </table:table-cell>
          <table:table-cell office:value-type="float" office:value="13628407" calcext:value-type="float">
            <text:p>13628407</text:p>
          </table:table-cell>
          <table:table-cell table:formula="of:=[.C39]/[.G39]" office:value-type="float" office:value="12.2280540674291" calcext:value-type="float">
            <text:p>12.2280540674291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9478535" calcext:value-type="float">
            <text:p>139478535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5570621747659" calcext:value-type="float">
            <text:p>12.5570621747659</text:p>
          </table:table-cell>
          <table:table-cell/>
          <table:table-cell office:value-type="float" office:value="11248682" calcext:value-type="float">
            <text:p>11248682</text:p>
          </table:table-cell>
          <table:table-cell office:value-type="float" office:value="13446139" calcext:value-type="float">
            <text:p>13446139</text:p>
          </table:table-cell>
          <table:table-cell table:formula="of:=[.C40]/[.G40]" office:value-type="float" office:value="12.3995446755451" calcext:value-type="float">
            <text:p>12.3995446755451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9490007" calcext:value-type="float">
            <text:p>139490007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5469753281809" calcext:value-type="float">
            <text:p>12.5469753281809</text:p>
          </table:table-cell>
          <table:table-cell/>
          <table:table-cell office:value-type="float" office:value="11259591" calcext:value-type="float">
            <text:p>11259591</text:p>
          </table:table-cell>
          <table:table-cell office:value-type="float" office:value="13459156" calcext:value-type="float">
            <text:p>13459156</text:p>
          </table:table-cell>
          <table:table-cell table:formula="of:=[.C41]/[.G41]" office:value-type="float" office:value="12.3885500814372" calcext:value-type="float">
            <text:p>12.3885500814372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0821092" calcext:value-type="float">
            <text:p>140821092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3279730872228" calcext:value-type="float">
            <text:p>11.3279730872228</text:p>
          </table:table-cell>
          <table:table-cell/>
          <table:table-cell office:value-type="float" office:value="12570106" calcext:value-type="float">
            <text:p>12570106</text:p>
          </table:table-cell>
          <table:table-cell office:value-type="float" office:value="14771556" calcext:value-type="float">
            <text:p>14771556</text:p>
          </table:table-cell>
          <table:table-cell table:formula="of:=[.C42]/[.G42]" office:value-type="float" office:value="11.2028563641389" calcext:value-type="float">
            <text:p>11.2028563641389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9425306" calcext:value-type="float">
            <text:p>159425306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2.2164826298694" calcext:value-type="float">
            <text:p>12.2164826298694</text:p>
          </table:table-cell>
          <table:table-cell/>
          <table:table-cell office:value-type="float" office:value="13197630" calcext:value-type="float">
            <text:p>13197630</text:p>
          </table:table-cell>
          <table:table-cell office:value-type="float" office:value="15928207" calcext:value-type="float">
            <text:p>15928207</text:p>
          </table:table-cell>
          <table:table-cell table:formula="of:=[.C43]/[.G43]" office:value-type="float" office:value="12.0798435779757" calcext:value-type="float">
            <text:p>12.0798435779757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780505" calcext:value-type="float">
            <text:p>9780505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5767678812176" calcext:value-type="float">
            <text:p>1.15767678812176</text:p>
          </table:table-cell>
          <table:table-cell/>
          <table:table-cell office:value-type="float" office:value="8478682" calcext:value-type="float">
            <text:p>8478682</text:p>
          </table:table-cell>
          <table:table-cell office:value-type="float" office:value="8643267" calcext:value-type="float">
            <text:p>8643267</text:p>
          </table:table-cell>
          <table:table-cell table:formula="of:=[.C46]/[.G46]" office:value-type="float" office:value="1.15354072720265" calcext:value-type="float">
            <text:p>1.15354072720265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6268138" calcext:value-type="float">
            <text:p>16268138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5.12417321120845" calcext:value-type="float">
            <text:p>5.12417321120845</text:p>
          </table:table-cell>
          <table:table-cell/>
          <table:table-cell office:value-type="float" office:value="3238841" calcext:value-type="float">
            <text:p>3238841</text:p>
          </table:table-cell>
          <table:table-cell office:value-type="float" office:value="3786826" calcext:value-type="float">
            <text:p>3786826</text:p>
          </table:table-cell>
          <table:table-cell table:formula="of:=[.C47]/[.G47]" office:value-type="float" office:value="5.02282699274216" calcext:value-type="float">
            <text:p>5.02282699274216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6048643" calcext:value-type="float">
            <text:p>26048643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2410956973625" calcext:value-type="float">
            <text:p>2.2410956973625</text:p>
          </table:table-cell>
          <table:table-cell/>
          <table:table-cell office:value-type="float" office:value="11717523" calcext:value-type="float">
            <text:p>11717523</text:p>
          </table:table-cell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22305029825843" calcext:value-type="float">
            <text:p>2.22305029825843</text:p>
          </table:table-cell>
        </table:table-row>
      </table:table>
      <table:table table:name="Area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 (Sl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1.232" calcext:value-type="float">
            <text:p>11.232</text:p>
          </table:table-cell>
          <table:table-cell table:formula="of:=1/[.B2] * 1000" office:value-type="float" office:value="89.031339031339" calcext:value-type="float">
            <text:p>89.0313390313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 flatten 10ns co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2.322" calcext:value-type="float">
            <text:p>12.322</text:p>
          </table:table-cell>
          <table:table-cell table:formula="of:=1/[.B3] * 1000" office:value-type="float" office:value="81.1556565492615" calcext:value-type="float">
            <text:p>81.155656549261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Flatten 10ns cont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4" office:value-type="string" calcext:value-type="string">
            <text:p>riscv_core w/ MMUL, WORDS=8</text:p>
          </table:table-cell>
          <table:table-cell table:style-name="ce24" office:value-type="float" office:value="14.291" calcext:value-type="float">
            <text:p>14.291</text:p>
          </table:table-cell>
          <table:table-cell table:style-name="ce24" table:formula="of:=1/[.B6] * 1000" office:value-type="float" office:value="69.9741095794556" calcext:value-type="float">
            <text:p>69.9741095794556</text:p>
          </table:table-cell>
          <table:table-cell table:style-name="ce24" office:value-type="float" office:value="3970" calcext:value-type="float">
            <text:p>3970</text:p>
          </table:table-cell>
          <table:table-cell table:number-columns-repeated="2"/>
          <table:table-cell table:style-name="ce25" office:value-type="string" calcext:value-type="string">
            <text:p>Out of date</text:p>
          </table:table-cell>
        </table:table-row>
        <table:table-row table:style-name="ro1">
          <table:table-cell table:style-name="ce24" office:value-type="string" calcext:value-type="string">
            <text:p>riscv_core w/ MMUL, WORDS=32</text:p>
          </table:table-cell>
          <table:table-cell table:style-name="ce24" office:value-type="float" office:value="40.194" calcext:value-type="float">
            <text:p>40.194</text:p>
          </table:table-cell>
          <table:table-cell table:style-name="ce24" table:formula="of:=1/[.B7] * 1000" office:value-type="float" office:value="24.8793352241628" calcext:value-type="float">
            <text:p>24.8793352241628</text:p>
          </table:table-cell>
          <table:table-cell table:style-name="ce24" office:value-type="float" office:value="6898" calcext:value-type="float">
            <text:p>6898</text:p>
          </table:table-cell>
          <table:table-cell table:number-columns-repeated="3"/>
        </table:table-row>
      </table:table>
      <table:table table:name="CPI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2" office:value-type="string" calcext:value-type="string">
            <text:p>Instruction</text:p>
          </table:table-cell>
          <table:table-cell table:style-name="ce22" office:value-type="string" calcext:value-type="string">
            <text:p>Cycle</text:p>
          </table:table-cell>
        </table:table-row>
        <table:table-row table:style-name="ro2">
          <table:table-cell table:style-name="ce26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table table:name="Power" table:style-name="ta1">
        <table:table-column table:style-name="co10" table:default-cell-style-name="ce20"/>
        <table:table-column table:style-name="co3" table:number-columns-repeated="3" table:default-cell-style-name="ce20"/>
        <table:table-column table:style-name="co11" table:number-columns-repeated="2" table:default-cell-style-name="ce20"/>
        <table:table-column table:style-name="co3" table:default-cell-style-name="ce20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untime cycles</text:p>
          </table:table-cell>
          <table:table-cell table:style-name="ce21" office:value-type="string" calcext:value-type="string" table:number-columns-spanned="2" table:number-rows-spanned="1">
            <text:p>Dynamic power per module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soft</text:p>
          </table:table-cell>
          <table:table-cell table:style-name="ce19" office:value-type="float" office:value="0.261" calcext:value-type="float">
            <text:p>0.261</text:p>
          </table:table-cell>
          <table:table-cell table:style-name="ce19" office:value-type="float" office:value="0.154" calcext:value-type="float">
            <text:p>0.154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19" table:formula="of:= 403308 / 2" office:value-type="float" office:value="201654" calcext:value-type="float">
            <text:p>201654</text:p>
          </table:table-cell>
          <table:table-cell table:style-name="ce19" office:value-type="string" calcext:value-type="string">
            <text:p>alu</text:p>
          </table:table-cell>
          <table:table-cell table:style-name="ce19" office:value-type="float" office:value="0.031" calcext:value-type="float">
            <text:p>0.031</text:p>
          </table:table-cell>
          <table:table-cell/>
          <table:table-cell office:value-type="string" calcext:value-type="string">
            <text:p>All values are in Watts</text:p>
          </table:table-cell>
          <table:table-cell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ontroller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sr</text:p>
          </table:table-cell>
          <table:table-cell table:style-name="ce19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der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fetch_stage</text:p>
          </table:table-cell>
          <table:table-cell table:style-name="ce19" office:value-type="float" office:value="0.058" calcext:value-type="float">
            <text:p>0.058</text:p>
          </table:table-cell>
          <table:table-cell table:number-columns-repeated="2"/>
          <table:table-cell table:formula="of:=[.E2]/[.E31]" office:value-type="float" office:value="8.78590101080516" calcext:value-type="float">
            <text:p>8.78590101080516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buffer</text:p>
          </table:table-cell>
          <table:table-cell table:style-name="ce19" office:value-type="float" office:value="0.027" calcext:value-type="float">
            <text:p>0.027</text:p>
          </table:table-cell>
          <table:table-cell table:number-columns-repeated="2"/>
          <table:table-cell table:formula="of:=[.E20]/[.E31]" office:value-type="float" office:value="1.24233182293482" calcext:value-type="float">
            <text:p>1.24233182293482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mpressor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lsu</text:p>
          </table:table-cell>
          <table:table-cell table:style-name="ce19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reg_file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5" office:value-type="string" calcext:value-type="string">
            <text:p>hard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64" calcext:value-type="float">
            <text:p>0.064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25" table:formula="of:= 45748 / 2" office:value-type="float" office:value="22874" calcext:value-type="float">
            <text:p>22874</text:p>
          </table:table-cell>
          <table:table-cell table:style-name="ce25" office:value-type="string" calcext:value-type="string">
            <text:p>alu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cs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decod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fetch_stag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buff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mont_mul</text:p>
          </table:table-cell>
          <table:table-cell table:style-name="ce25" office:value-type="float" office:value="0.054" calcext:value-type="float">
            <text:p>0.054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reg_fil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soft loop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formula="of:= 57028 / 2" office:value-type="float" office:value="28514" calcext:value-type="float">
            <text:p>28514</text:p>
          </table:table-cell>
          <table:table-cell office:value-type="string" calcext:value-type="string">
            <text:p>alu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ntrolle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s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der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etch_stage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mpresso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su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nt_mul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eg_file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unrolled loop</text:p>
          </table:table-cell>
          <table:table-cell office:value-type="float" office:value="0.221" calcext:value-type="float">
            <text:p>0.2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table:style-name="Default" office:value-type="float" office:value="22952" calcext:value-type="float">
            <text:p>22952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18:42:05.531086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8-30T19:22:55.313442872</dc:date>
    <meta:editing-duration>PT6H17M43S</meta:editing-duration>
    <meta:editing-cycles>50</meta:editing-cycles>
    <meta:generator>LibreOffice/6.0.7.3$Linux_X86_64 LibreOffice_project/00m0$Build-3</meta:generator>
    <meta:document-statistic meta:table-count="4" meta:cell-count="373" meta:object-count="0"/>
  </office:meta>
</office:document-meta>
</file>